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F000003C3910B6B77.png" manifest:media-type="image/png"/>
  <manifest:file-entry manifest:full-path="Pictures/1000000100000753000002F7CBD9C2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3ff" officeooo:paragraph-rsid="0007f3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x="0in" svg:y="0in" svg:width="6.9252in" svg:height="3.6902in" draw:z-index="0"><draw:image xlink:href="Pictures/100000010000070F000003C3910B6B77.png" xlink:type="simple" xlink:show="embed" xlink:actuate="onLoad" draw:mime-type="image/png"/></draw:frame>D</text:p>
      <text:p text:style-name="P1"><draw:frame draw:style-name="fr2" draw:name="Image2" text:anchor-type="char" svg:width="6.9252in" svg:height="2.8028in" draw:z-index="1"><draw:image xlink:href="Pictures/1000000100000753000002F7CBD9C2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8:10:23.524716900</meta:creation-date>
    <dc:date>2025-07-07T18:17:09.361948500</dc:date>
    <meta:editing-duration>PT6M48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25.2.4.3$Windows_X86_64 LibreOffice_project/33e196637044ead23f5c3226cde09b47731f7e27</meta:generator>
  </office:meta>
</office:document-meta>
</file>